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92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Africa_5f_env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frica_env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Plot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ocality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TotalC</text:p>
          </table:table-cell>
          <table:table-cell office:value-type="string" calcext:value-type="string">
            <text:p>TotalN</text:p>
          </table:table-cell>
          <table:table-cell office:value-type="string" calcext:value-type="string">
            <text:p>AvailableP</text:p>
          </table:table-cell>
          <table:table-cell office:value-type="string" calcext:value-type="string">
            <text:p>ExchK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FAS1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Rumuruti</text:p>
          </table:table-cell>
          <table:table-cell office:value-type="string" calcext:value-type="string">
            <text:p>Fallow</text:p>
          </table:table-cell>
          <table:table-cell office:value-type="float" office:value="45.52" calcext:value-type="float">
            <text:p>45.52</text:p>
          </table:table-cell>
          <table:table-cell office:value-type="float" office:value="3.83" calcext:value-type="float">
            <text:p>3.83</text:p>
          </table:table-cell>
          <table:table-cell office:value-type="float" office:value="5.96" calcext:value-type="float">
            <text:p>5.96</text:p>
          </table:table-cell>
          <table:table-cell office:value-type="float" office:value="0.96" calcext:value-type="float">
            <text:p>0.96</text:p>
          </table:table-cell>
          <table:table-cell office:value-type="float" office:value="0.16" calcext:value-type="float">
            <text:p>0.16</text:p>
          </table:table-cell>
          <table:table-cell office:value-type="float" office:value="4.8" calcext:value-type="float">
            <text:p>4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FAS4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Rumuruti</text:p>
          </table:table-cell>
          <table:table-cell office:value-type="string" calcext:value-type="string">
            <text:p>Fallow</text:p>
          </table:table-cell>
          <table:table-cell office:value-type="float" office:value="33.22" calcext:value-type="float">
            <text:p>33.22</text:p>
          </table:table-cell>
          <table:table-cell office:value-type="float" office:value="2.39" calcext:value-type="float">
            <text:p>2.39</text:p>
          </table:table-cell>
          <table:table-cell office:value-type="float" office:value="4.46" calcext:value-type="float">
            <text:p>4.46</text:p>
          </table:table-cell>
          <table:table-cell office:value-type="float" office:value="1.24" calcext:value-type="float">
            <text:p>1.24</text:p>
          </table:table-cell>
          <table:table-cell office:value-type="float" office:value="0.31" calcext:value-type="float">
            <text:p>0.31</text:p>
          </table:table-cell>
          <table:table-cell office:value-type="float" office:value="6.1" calcext:value-type="float">
            <text:p>6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FAS8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Rumuruti</text:p>
          </table:table-cell>
          <table:table-cell office:value-type="string" calcext:value-type="string">
            <text:p>Fallow</text:p>
          </table:table-cell>
          <table:table-cell office:value-type="float" office:value="38.85" calcext:value-type="float">
            <text:p>38.85</text:p>
          </table:table-cell>
          <table:table-cell office:value-type="float" office:value="3.38" calcext:value-type="float">
            <text:p>3.38</text:p>
          </table:table-cell>
          <table:table-cell office:value-type="float" office:value="3.52" calcext:value-type="float">
            <text:p>3.52</text:p>
          </table:table-cell>
          <table:table-cell office:value-type="float" office:value="0.7" calcext:value-type="float">
            <text:p>0.7</text:p>
          </table:table-cell>
          <table:table-cell office:value-type="float" office:value="0.55" calcext:value-type="float">
            <text:p>0.55</text:p>
          </table:table-cell>
          <table:table-cell office:value-type="float" office:value="5.4" calcext:value-type="float">
            <text:p>5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GZS3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Rumuruti</text:p>
          </table:table-cell>
          <table:table-cell office:value-type="string" calcext:value-type="string">
            <text:p>Grazing</text:p>
          </table:table-cell>
          <table:table-cell office:value-type="float" office:value="44.4" calcext:value-type="float">
            <text:p>44.4</text:p>
          </table:table-cell>
          <table:table-cell office:value-type="float" office:value="3.64" calcext:value-type="float">
            <text:p>3.64</text:p>
          </table:table-cell>
          <table:table-cell office:value-type="float" office:value="36.07" calcext:value-type="float">
            <text:p>36.07</text:p>
          </table:table-cell>
          <table:table-cell office:value-type="float" office:value="1.09" calcext:value-type="float">
            <text:p>1.09</text:p>
          </table:table-cell>
          <table:table-cell office:value-type="float" office:value="0.22" calcext:value-type="float">
            <text:p>0.22</text:p>
          </table:table-cell>
          <table:table-cell office:value-type="float" office:value="5.2" calcext:value-type="float">
            <text:p>5.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GZS6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Rumuruti</text:p>
          </table:table-cell>
          <table:table-cell office:value-type="string" calcext:value-type="string">
            <text:p>Grazing</text:p>
          </table:table-cell>
          <table:table-cell office:value-type="float" office:value="22.85" calcext:value-type="float">
            <text:p>22.85</text:p>
          </table:table-cell>
          <table:table-cell office:value-type="float" office:value="1.83" calcext:value-type="float">
            <text:p>1.83</text:p>
          </table:table-cell>
          <table:table-cell office:value-type="float" office:value="16.83" calcext:value-type="float">
            <text:p>16.83</text:p>
          </table:table-cell>
          <table:table-cell office:value-type="float" office:value="1.27" calcext:value-type="float">
            <text:p>1.27</text:p>
          </table:table-cell>
          <table:table-cell office:value-type="float" office:value="0.14" calcext:value-type="float">
            <text:p>0.14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GZS7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Rumuruti</text:p>
          </table:table-cell>
          <table:table-cell office:value-type="string" calcext:value-type="string">
            <text:p>Grazing</text:p>
          </table:table-cell>
          <table:table-cell office:value-type="float" office:value="31.97" calcext:value-type="float">
            <text:p>31.97</text:p>
          </table:table-cell>
          <table:table-cell office:value-type="float" office:value="2.64" calcext:value-type="float">
            <text:p>2.64</text:p>
          </table:table-cell>
          <table:table-cell office:value-type="float" office:value="2.15" calcext:value-type="float">
            <text:p>2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8" calcext:value-type="float">
            <text:p>0.08</text:p>
          </table:table-cell>
          <table:table-cell office:value-type="float" office:value="5.4" calcext:value-type="float">
            <text:p>5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NVP1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Rumuruti</text:p>
          </table:table-cell>
          <table:table-cell office:value-type="string" calcext:value-type="string">
            <text:p>Unused</text:p>
          </table:table-cell>
          <table:table-cell office:value-type="float" office:value="44.41" calcext:value-type="float">
            <text:p>44.41</text:p>
          </table:table-cell>
          <table:table-cell office:value-type="float" office:value="3.59" calcext:value-type="float">
            <text:p>3.59</text:p>
          </table:table-cell>
          <table:table-cell office:value-type="float" office:value="8.59" calcext:value-type="float">
            <text:p>8.59</text:p>
          </table:table-cell>
          <table:table-cell office:value-type="float" office:value="0.77" calcext:value-type="float">
            <text:p>0.77</text:p>
          </table:table-cell>
          <table:table-cell office:value-type="float" office:value="0.14" calcext:value-type="float">
            <text:p>0.14</text:p>
          </table:table-cell>
          <table:table-cell office:value-type="float" office:value="5.3" calcext:value-type="float">
            <text:p>5.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NVP3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Rumuruti</text:p>
          </table:table-cell>
          <table:table-cell office:value-type="string" calcext:value-type="string">
            <text:p>Unused</text:p>
          </table:table-cell>
          <table:table-cell office:value-type="float" office:value="47.95" calcext:value-type="float">
            <text:p>47.95</text:p>
          </table:table-cell>
          <table:table-cell office:value-type="float" office:value="3.99" calcext:value-type="float">
            <text:p>3.99</text:p>
          </table:table-cell>
          <table:table-cell office:value-type="float" office:value="8.21" calcext:value-type="float">
            <text:p>8.21</text:p>
          </table:table-cell>
          <table:table-cell office:value-type="float" office:value="0.55" calcext:value-type="float">
            <text:p>0.55</text:p>
          </table:table-cell>
          <table:table-cell office:value-type="float" office:value="0.18" calcext:value-type="float">
            <text:p>0.18</text:p>
          </table:table-cell>
          <table:table-cell office:value-type="float" office:value="4.8" calcext:value-type="float">
            <text:p>4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NVP6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Rumuruti</text:p>
          </table:table-cell>
          <table:table-cell office:value-type="string" calcext:value-type="string">
            <text:p>Unused</text:p>
          </table:table-cell>
          <table:table-cell office:value-type="float" office:value="20" calcext:value-type="float">
            <text:p>20</text:p>
          </table:table-cell>
          <table:table-cell office:value-type="float" office:value="1.46" calcext:value-type="float">
            <text:p>1.46</text:p>
          </table:table-cell>
          <table:table-cell office:value-type="float" office:value="7.5" calcext:value-type="float">
            <text:p>7.5</text:p>
          </table:table-cell>
          <table:table-cell office:value-type="float" office:value="0.78" calcext:value-type="float">
            <text:p>0.78</text:p>
          </table:table-cell>
          <table:table-cell office:value-type="float" office:value="0.42" calcext:value-type="float">
            <text:p>0.42</text:p>
          </table:table-cell>
          <table:table-cell office:value-type="float" office:value="6.8" calcext:value-type="float">
            <text:p>6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FASN12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Lukozi</text:p>
          </table:table-cell>
          <table:table-cell office:value-type="string" calcext:value-type="string">
            <text:p>Fallow</text:p>
          </table:table-cell>
          <table:table-cell office:value-type="float" office:value="34.58" calcext:value-type="float">
            <text:p>34.58</text:p>
          </table:table-cell>
          <table:table-cell office:value-type="float" office:value="2.84" calcext:value-type="float">
            <text:p>2.84</text:p>
          </table:table-cell>
          <table:table-cell office:value-type="float" office:value="22.83" calcext:value-type="float">
            <text:p>22.83</text:p>
          </table:table-cell>
          <table:table-cell office:value-type="float" office:value="0.12" calcext:value-type="float">
            <text:p>0.12</text:p>
          </table:table-cell>
          <table:table-cell office:value-type="float" office:value="1.06" calcext:value-type="float">
            <text:p>1.06</text:p>
          </table:table-cell>
          <table:table-cell office:value-type="float" office:value="7.4" calcext:value-type="float">
            <text:p>7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FASN5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Lukozi</text:p>
          </table:table-cell>
          <table:table-cell office:value-type="string" calcext:value-type="string">
            <text:p>Fallow</text:p>
          </table:table-cell>
          <table:table-cell office:value-type="float" office:value="53.755" calcext:value-type="float">
            <text:p>53.755</text:p>
          </table:table-cell>
          <table:table-cell office:value-type="float" office:value="4.705" calcext:value-type="float">
            <text:p>4.705</text:p>
          </table:table-cell>
          <table:table-cell office:value-type="float" office:value="31.615" calcext:value-type="float">
            <text:p>31.615</text:p>
          </table:table-cell>
          <table:table-cell office:value-type="float" office:value="0.445" calcext:value-type="float">
            <text:p>0.445</text:p>
          </table:table-cell>
          <table:table-cell office:value-type="float" office:value="1.16" calcext:value-type="float">
            <text:p>1.16</text:p>
          </table:table-cell>
          <table:table-cell office:value-type="float" office:value="6.95" calcext:value-type="float">
            <text:p>6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FASN7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Lukozi</text:p>
          </table:table-cell>
          <table:table-cell office:value-type="string" calcext:value-type="string">
            <text:p>Fallow</text:p>
          </table:table-cell>
          <table:table-cell office:value-type="float" office:value="47.56" calcext:value-type="float">
            <text:p>47.56</text:p>
          </table:table-cell>
          <table:table-cell office:value-type="float" office:value="3.9" calcext:value-type="float">
            <text:p>3.9</text:p>
          </table:table-cell>
          <table:table-cell office:value-type="float" office:value="62.05" calcext:value-type="float">
            <text:p>62.05</text:p>
          </table:table-cell>
          <table:table-cell office:value-type="float" office:value="0.72" calcext:value-type="float">
            <text:p>0.72</text:p>
          </table:table-cell>
          <table:table-cell office:value-type="float" office:value="0.22" calcext:value-type="float">
            <text:p>0.22</text:p>
          </table:table-cell>
          <table:table-cell office:value-type="float" office:value="7.2" calcext:value-type="float">
            <text:p>7.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GZSN1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Lukozi</text:p>
          </table:table-cell>
          <table:table-cell office:value-type="string" calcext:value-type="string">
            <text:p>Grazing</text:p>
          </table:table-cell>
          <table:table-cell office:value-type="float" office:value="46.77" calcext:value-type="float">
            <text:p>46.77</text:p>
          </table:table-cell>
          <table:table-cell office:value-type="float" office:value="3.88" calcext:value-type="float">
            <text:p>3.88</text:p>
          </table:table-cell>
          <table:table-cell office:value-type="float" office:value="10.97" calcext:value-type="float">
            <text:p>10.97</text:p>
          </table:table-cell>
          <table:table-cell office:value-type="float" office:value="0.87" calcext:value-type="float">
            <text:p>0.87</text:p>
          </table:table-cell>
          <table:table-cell office:value-type="float" office:value="0.82" calcext:value-type="float">
            <text:p>0.82</text:p>
          </table:table-cell>
          <table:table-cell office:value-type="float" office:value="5.7" calcext:value-type="float">
            <text:p>5.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GZSN2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Lukozi</text:p>
          </table:table-cell>
          <table:table-cell office:value-type="string" calcext:value-type="string">
            <text:p>Grazing</text:p>
          </table:table-cell>
          <table:table-cell office:value-type="float" office:value="56.41" calcext:value-type="float">
            <text:p>56.41</text:p>
          </table:table-cell>
          <table:table-cell office:value-type="float" office:value="4.58" calcext:value-type="float">
            <text:p>4.58</text:p>
          </table:table-cell>
          <table:table-cell office:value-type="float" office:value="11.97" calcext:value-type="float">
            <text:p>11.97</text:p>
          </table:table-cell>
          <table:table-cell office:value-type="float" office:value="0.66" calcext:value-type="float">
            <text:p>0.66</text:p>
          </table:table-cell>
          <table:table-cell office:value-type="float" office:value="1.96" calcext:value-type="float">
            <text:p>1.96</text:p>
          </table:table-cell>
          <table:table-cell office:value-type="float" office:value="7.1" calcext:value-type="float">
            <text:p>7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GZSN3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Lukozi</text:p>
          </table:table-cell>
          <table:table-cell office:value-type="string" calcext:value-type="string">
            <text:p>Grazing</text:p>
          </table:table-cell>
          <table:table-cell office:value-type="float" office:value="51.95" calcext:value-type="float">
            <text:p>51.95</text:p>
          </table:table-cell>
          <table:table-cell office:value-type="float" office:value="4.33" calcext:value-type="float">
            <text:p>4.33</text:p>
          </table:table-cell>
          <table:table-cell office:value-type="float" office:value="10.97" calcext:value-type="float">
            <text:p>10.97</text:p>
          </table:table-cell>
          <table:table-cell office:value-type="float" office:value="0.6" calcext:value-type="float">
            <text:p>0.6</text:p>
          </table:table-cell>
          <table:table-cell office:value-type="float" office:value="2.43" calcext:value-type="float">
            <text:p>2.43</text:p>
          </table:table-cell>
          <table:table-cell office:value-type="float" office:value="6.8" calcext:value-type="float">
            <text:p>6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NNVP1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Lukozi</text:p>
          </table:table-cell>
          <table:table-cell office:value-type="string" calcext:value-type="string">
            <text:p>Unused</text:p>
          </table:table-cell>
          <table:table-cell office:value-type="float" office:value="21.9" calcext:value-type="float">
            <text:p>21.9</text:p>
          </table:table-cell>
          <table:table-cell office:value-type="float" office:value="1.74" calcext:value-type="float">
            <text:p>1.74</text:p>
          </table:table-cell>
          <table:table-cell office:value-type="float" office:value="9.08" calcext:value-type="float">
            <text:p>9.08</text:p>
          </table:table-cell>
          <table:table-cell office:value-type="float" office:value="0.31" calcext:value-type="float">
            <text:p>0.31</text:p>
          </table:table-cell>
          <table:table-cell office:value-type="float" office:value="1.64" calcext:value-type="float">
            <text:p>1.64</text:p>
          </table:table-cell>
          <table:table-cell office:value-type="float" office:value="7.1" calcext:value-type="float">
            <text:p>7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NNVP3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Lukozi</text:p>
          </table:table-cell>
          <table:table-cell office:value-type="string" calcext:value-type="string">
            <text:p>Unused</text:p>
          </table:table-cell>
          <table:table-cell office:value-type="float" office:value="17.53" calcext:value-type="float">
            <text:p>17.53</text:p>
          </table:table-cell>
          <table:table-cell office:value-type="float" office:value="1.47" calcext:value-type="float">
            <text:p>1.47</text:p>
          </table:table-cell>
          <table:table-cell office:value-type="float" office:value="8.68" calcext:value-type="float">
            <text:p>8.68</text:p>
          </table:table-cell>
          <table:table-cell office:value-type="float" office:value="0.19" calcext:value-type="float">
            <text:p>0.19</text:p>
          </table:table-cell>
          <table:table-cell office:value-type="float" office:value="1.97" calcext:value-type="float">
            <text:p>1.97</text:p>
          </table:table-cell>
          <table:table-cell office:value-type="float" office:value="6.8" calcext:value-type="float">
            <text:p>6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NNVP4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Lukozi</text:p>
          </table:table-cell>
          <table:table-cell office:value-type="string" calcext:value-type="string">
            <text:p>Unused</text:p>
          </table:table-cell>
          <table:table-cell office:value-type="float" office:value="23.8" calcext:value-type="float">
            <text:p>23.8</text:p>
          </table:table-cell>
          <table:table-cell office:value-type="float" office:value="1.76" calcext:value-type="float">
            <text:p>1.76</text:p>
          </table:table-cell>
          <table:table-cell office:value-type="float" office:value="5.32" calcext:value-type="float">
            <text:p>5.32</text:p>
          </table:table-cell>
          <table:table-cell office:value-type="float" office:value="0.3" calcext:value-type="float">
            <text:p>0.3</text:p>
          </table:table-cell>
          <table:table-cell office:value-type="float" office:value="1.61" calcext:value-type="float">
            <text:p>1.61</text:p>
          </table:table-cell>
          <table:table-cell office:value-type="float" office:value="7.1" calcext:value-type="float">
            <text:p>7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FAP1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Malinda</text:p>
          </table:table-cell>
          <table:table-cell office:value-type="string" calcext:value-type="string">
            <text:p>Fallow</text:p>
          </table:table-cell>
          <table:table-cell office:value-type="float" office:value="84.81" calcext:value-type="float">
            <text:p>84.81</text:p>
          </table:table-cell>
          <table:table-cell office:value-type="float" office:value="6.72" calcext:value-type="float">
            <text:p>6.72</text:p>
          </table:table-cell>
          <table:table-cell office:value-type="float" office:value="8.17" calcext:value-type="float">
            <text:p>8.17</text:p>
          </table:table-cell>
          <table:table-cell office:value-type="float" office:value="0.11" calcext:value-type="float">
            <text:p>0.11</text:p>
          </table:table-cell>
          <table:table-cell office:value-type="float" office:value="1.26" calcext:value-type="float">
            <text:p>1.26</text:p>
          </table:table-cell>
          <table:table-cell office:value-type="float" office:value="6.4" calcext:value-type="float">
            <text:p>6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FAP7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Malinda</text:p>
          </table:table-cell>
          <table:table-cell office:value-type="string" calcext:value-type="string">
            <text:p>Fallow</text:p>
          </table:table-cell>
          <table:table-cell office:value-type="float" office:value="71.46" calcext:value-type="float">
            <text:p>71.46</text:p>
          </table:table-cell>
          <table:table-cell office:value-type="float" office:value="4.36" calcext:value-type="float">
            <text:p>4.36</text:p>
          </table:table-cell>
          <table:table-cell office:value-type="float" office:value="16.07" calcext:value-type="float">
            <text:p>16.07</text:p>
          </table:table-cell>
          <table:table-cell office:value-type="float" office:value="0.41" calcext:value-type="float">
            <text:p>0.41</text:p>
          </table:table-cell>
          <table:table-cell office:value-type="float" office:value="1.16" calcext:value-type="float">
            <text:p>1.16</text:p>
          </table:table-cell>
          <table:table-cell office:value-type="float" office:value="7.9" calcext:value-type="float">
            <text:p>7.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FAS25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Malinda</text:p>
          </table:table-cell>
          <table:table-cell office:value-type="string" calcext:value-type="string">
            <text:p>Fallow</text:p>
          </table:table-cell>
          <table:table-cell office:value-type="float" office:value="40.4" calcext:value-type="float">
            <text:p>40.4</text:p>
          </table:table-cell>
          <table:table-cell office:value-type="float" office:value="2.85" calcext:value-type="float">
            <text:p>2.85</text:p>
          </table:table-cell>
          <table:table-cell office:value-type="float" office:value="19.76" calcext:value-type="float">
            <text:p>19.76</text:p>
          </table:table-cell>
          <table:table-cell office:value-type="float" office:value="0.37" calcext:value-type="float">
            <text:p>0.37</text:p>
          </table:table-cell>
          <table:table-cell office:value-type="float" office:value="0.3" calcext:value-type="float">
            <text:p>0.3</text:p>
          </table:table-cell>
          <table:table-cell office:value-type="float" office:value="5.6" calcext:value-type="float">
            <text:p>5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GZS1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Malinda</text:p>
          </table:table-cell>
          <table:table-cell office:value-type="string" calcext:value-type="string">
            <text:p>Grazing</text:p>
          </table:table-cell>
          <table:table-cell office:value-type="float" office:value="16.63" calcext:value-type="float">
            <text:p>16.63</text:p>
          </table:table-cell>
          <table:table-cell office:value-type="float" office:value="1.11" calcext:value-type="float">
            <text:p>1.11</text:p>
          </table:table-cell>
          <table:table-cell office:value-type="float" office:value="9.27" calcext:value-type="float">
            <text:p>9.27</text:p>
          </table:table-cell>
          <table:table-cell office:value-type="float" office:value="0.47" calcext:value-type="float">
            <text:p>0.47</text:p>
          </table:table-cell>
          <table:table-cell office:value-type="float" office:value="1.93" calcext:value-type="float">
            <text:p>1.93</text:p>
          </table:table-cell>
          <table:table-cell office:value-type="float" office:value="6.8" calcext:value-type="float">
            <text:p>6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GZS2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Malinda</text:p>
          </table:table-cell>
          <table:table-cell office:value-type="string" calcext:value-type="string">
            <text:p>Grazing</text:p>
          </table:table-cell>
          <table:table-cell office:value-type="float" office:value="21.29" calcext:value-type="float">
            <text:p>21.29</text:p>
          </table:table-cell>
          <table:table-cell office:value-type="float" office:value="1.55" calcext:value-type="float">
            <text:p>1.55</text:p>
          </table:table-cell>
          <table:table-cell office:value-type="float" office:value="28.87" calcext:value-type="float">
            <text:p>28.87</text:p>
          </table:table-cell>
          <table:table-cell office:value-type="float" office:value="0.28" calcext:value-type="float">
            <text:p>0.28</text:p>
          </table:table-cell>
          <table:table-cell office:value-type="float" office:value="0.4" calcext:value-type="float">
            <text:p>0.4</text:p>
          </table:table-cell>
          <table:table-cell office:value-type="float" office:value="6.5" calcext:value-type="float">
            <text:p>6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GZS3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Malinda</text:p>
          </table:table-cell>
          <table:table-cell office:value-type="string" calcext:value-type="string">
            <text:p>Grazing</text:p>
          </table:table-cell>
          <table:table-cell office:value-type="float" office:value="27.03" calcext:value-type="float">
            <text:p>27.03</text:p>
          </table:table-cell>
          <table:table-cell office:value-type="float" office:value="1.33" calcext:value-type="float">
            <text:p>1.33</text:p>
          </table:table-cell>
          <table:table-cell office:value-type="float" office:value="15.87" calcext:value-type="float">
            <text:p>15.87</text:p>
          </table:table-cell>
          <table:table-cell office:value-type="float" office:value="0.12" calcext:value-type="float">
            <text:p>0.12</text:p>
          </table:table-cell>
          <table:table-cell office:value-type="float" office:value="1.35" calcext:value-type="float">
            <text:p>1.35</text:p>
          </table:table-cell>
          <table:table-cell office:value-type="float" office:value="5.7" calcext:value-type="float">
            <text:p>5.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VP3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Malinda</text:p>
          </table:table-cell>
          <table:table-cell office:value-type="string" calcext:value-type="string">
            <text:p>Unused</text:p>
          </table:table-cell>
          <table:table-cell office:value-type="float" office:value="39.06" calcext:value-type="float">
            <text:p>39.06</text:p>
          </table:table-cell>
          <table:table-cell office:value-type="float" office:value="2.56" calcext:value-type="float">
            <text:p>2.56</text:p>
          </table:table-cell>
          <table:table-cell office:value-type="float" office:value="2.79" calcext:value-type="float">
            <text:p>2.79</text:p>
          </table:table-cell>
          <table:table-cell office:value-type="float" office:value="0.1" calcext:value-type="float">
            <text:p>0.1</text:p>
          </table:table-cell>
          <table:table-cell office:value-type="float" office:value="0.23" calcext:value-type="float">
            <text:p>0.23</text:p>
          </table:table-cell>
          <table:table-cell office:value-type="float" office:value="5.4" calcext:value-type="float">
            <text:p>5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VS2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Malinda</text:p>
          </table:table-cell>
          <table:table-cell office:value-type="string" calcext:value-type="string">
            <text:p>Unused</text:p>
          </table:table-cell>
          <table:table-cell office:value-type="float" office:value="58.71" calcext:value-type="float">
            <text:p>58.71</text:p>
          </table:table-cell>
          <table:table-cell office:value-type="float" office:value="5.6" calcext:value-type="float">
            <text:p>5.6</text:p>
          </table:table-cell>
          <table:table-cell office:value-type="float" office:value="25.34" calcext:value-type="float">
            <text:p>25.34</text:p>
          </table:table-cell>
          <table:table-cell office:value-type="float" office:value="0.09" calcext:value-type="float">
            <text:p>0.09</text:p>
          </table:table-cell>
          <table:table-cell office:value-type="float" office:value="1.01" calcext:value-type="float">
            <text:p>1.01</text:p>
          </table:table-cell>
          <table:table-cell office:value-type="float" office:value="5.8" calcext:value-type="float">
            <text:p>5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VS8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Malinda</text:p>
          </table:table-cell>
          <table:table-cell office:value-type="string" calcext:value-type="string">
            <text:p>Unused</text:p>
          </table:table-cell>
          <table:table-cell office:value-type="float" office:value="110.44" calcext:value-type="float">
            <text:p>110.44</text:p>
          </table:table-cell>
          <table:table-cell office:value-type="float" office:value="9.28" calcext:value-type="float">
            <text:p>9.28</text:p>
          </table:table-cell>
          <table:table-cell office:value-type="float" office:value="12.64" calcext:value-type="float">
            <text:p>12.64</text:p>
          </table:table-cell>
          <table:table-cell office:value-type="float" office:value="0.3" calcext:value-type="float">
            <text:p>0.3</text:p>
          </table:table-cell>
          <table:table-cell office:value-type="float" office:value="2.76" calcext:value-type="float">
            <text:p>2.76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FAS1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Tegu</text:p>
          </table:table-cell>
          <table:table-cell office:value-type="string" calcext:value-type="string">
            <text:p>Fallow</text:p>
          </table:table-cell>
          <table:table-cell office:value-type="float" office:value="28.93" calcext:value-type="float">
            <text:p>28.93</text:p>
          </table:table-cell>
          <table:table-cell office:value-type="float" office:value="2.64" calcext:value-type="float">
            <text:p>2.64</text:p>
          </table:table-cell>
          <table:table-cell office:value-type="float" office:value="16.87" calcext:value-type="float">
            <text:p>16.87</text:p>
          </table:table-cell>
          <table:table-cell office:value-type="float" office:value="0.27" calcext:value-type="float">
            <text:p>0.27</text:p>
          </table:table-cell>
          <table:table-cell office:value-type="float" office:value="0.1" calcext:value-type="float">
            <text:p>0.1</text:p>
          </table:table-cell>
          <table:table-cell office:value-type="float" office:value="5.3" calcext:value-type="float">
            <text:p>5.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FAS6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Tegu</text:p>
          </table:table-cell>
          <table:table-cell office:value-type="string" calcext:value-type="string">
            <text:p>Fallow</text:p>
          </table:table-cell>
          <table:table-cell office:value-type="float" office:value="33.77" calcext:value-type="float">
            <text:p>33.77</text:p>
          </table:table-cell>
          <table:table-cell office:value-type="float" office:value="3.27" calcext:value-type="float">
            <text:p>3.27</text:p>
          </table:table-cell>
          <table:table-cell office:value-type="float" office:value="57.39" calcext:value-type="float">
            <text:p>57.39</text:p>
          </table:table-cell>
          <table:table-cell office:value-type="float" office:value="0.15" calcext:value-type="float">
            <text:p>0.15</text:p>
          </table:table-cell>
          <table:table-cell office:value-type="float" office:value="0.08" calcext:value-type="float">
            <text:p>0.08</text:p>
          </table:table-cell>
          <table:table-cell office:value-type="float" office:value="5.1" calcext:value-type="float">
            <text:p>5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FAS9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Tegu</text:p>
          </table:table-cell>
          <table:table-cell office:value-type="string" calcext:value-type="string">
            <text:p>Fallow</text:p>
          </table:table-cell>
          <table:table-cell office:value-type="float" office:value="38.3" calcext:value-type="float">
            <text:p>38.3</text:p>
          </table:table-cell>
          <table:table-cell office:value-type="float" office:value="3.86" calcext:value-type="float">
            <text:p>3.86</text:p>
          </table:table-cell>
          <table:table-cell office:value-type="float" office:value="42.91" calcext:value-type="float">
            <text:p>42.91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5.1" calcext:value-type="float">
            <text:p>5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GZS1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Tegu</text:p>
          </table:table-cell>
          <table:table-cell office:value-type="string" calcext:value-type="string">
            <text:p>Grazing</text:p>
          </table:table-cell>
          <table:table-cell office:value-type="float" office:value="32.8" calcext:value-type="float">
            <text:p>32.8</text:p>
          </table:table-cell>
          <table:table-cell office:value-type="float" office:value="3.45" calcext:value-type="float">
            <text:p>3.45</text:p>
          </table:table-cell>
          <table:table-cell office:value-type="float" office:value="15.47" calcext:value-type="float">
            <text:p>15.47</text:p>
          </table:table-cell>
          <table:table-cell office:value-type="float" office:value="0.94" calcext:value-type="float">
            <text:p>0.94</text:p>
          </table:table-cell>
          <table:table-cell office:value-type="float" office:value="0.13" calcext:value-type="float">
            <text:p>0.13</text:p>
          </table:table-cell>
          <table:table-cell office:value-type="float" office:value="5.9" calcext:value-type="float">
            <text:p>5.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GZS2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Tegu</text:p>
          </table:table-cell>
          <table:table-cell office:value-type="string" calcext:value-type="string">
            <text:p>Grazing</text:p>
          </table:table-cell>
          <table:table-cell office:value-type="float" office:value="26" calcext:value-type="float">
            <text:p>26</text:p>
          </table:table-cell>
          <table:table-cell office:value-type="float" office:value="2.55" calcext:value-type="float">
            <text:p>2.55</text:p>
          </table:table-cell>
          <table:table-cell office:value-type="float" office:value="25.97" calcext:value-type="float">
            <text:p>25.97</text:p>
          </table:table-cell>
          <table:table-cell office:value-type="float" office:value="0.15" calcext:value-type="float">
            <text:p>0.15</text:p>
          </table:table-cell>
          <table:table-cell office:value-type="float" office:value="0.06" calcext:value-type="float">
            <text:p>0.06</text:p>
          </table:table-cell>
          <table:table-cell office:value-type="float" office:value="5.2" calcext:value-type="float">
            <text:p>5.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GZS3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Tegu</text:p>
          </table:table-cell>
          <table:table-cell office:value-type="string" calcext:value-type="string">
            <text:p>Grazing</text:p>
          </table:table-cell>
          <table:table-cell office:value-type="float" office:value="25.57" calcext:value-type="float">
            <text:p>25.57</text:p>
          </table:table-cell>
          <table:table-cell office:value-type="float" office:value="2.52" calcext:value-type="float">
            <text:p>2.52</text:p>
          </table:table-cell>
          <table:table-cell office:value-type="float" office:value="28.57" calcext:value-type="float">
            <text:p>28.57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NVP3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Tegu</text:p>
          </table:table-cell>
          <table:table-cell office:value-type="string" calcext:value-type="string">
            <text:p>Unused</text:p>
          </table:table-cell>
          <table:table-cell office:value-type="float" office:value="24.32" calcext:value-type="float">
            <text:p>24.32</text:p>
          </table:table-cell>
          <table:table-cell office:value-type="float" office:value="1.9" calcext:value-type="float">
            <text:p>1.9</text:p>
          </table:table-cell>
          <table:table-cell office:value-type="float" office:value="10.97" calcext:value-type="float">
            <text:p>10.97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NVP4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Tegu</text:p>
          </table:table-cell>
          <table:table-cell office:value-type="string" calcext:value-type="string">
            <text:p>Unused</text:p>
          </table:table-cell>
          <table:table-cell office:value-type="float" office:value="30.7" calcext:value-type="float">
            <text:p>30.7</text:p>
          </table:table-cell>
          <table:table-cell office:value-type="float" office:value="2.97" calcext:value-type="float">
            <text:p>2.97</text:p>
          </table:table-cell>
          <table:table-cell office:value-type="float" office:value="44.87" calcext:value-type="float">
            <text:p>44.87</text:p>
          </table:table-cell>
          <table:table-cell office:value-type="float" office:value="0.17" calcext:value-type="float">
            <text:p>0.17</text:p>
          </table:table-cell>
          <table:table-cell office:value-type="float" office:value="0.09" calcext:value-type="float">
            <text:p>0.09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NVP6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Tegu</text:p>
          </table:table-cell>
          <table:table-cell office:value-type="string" calcext:value-type="string">
            <text:p>Unused</text:p>
          </table:table-cell>
          <table:table-cell office:value-type="float" office:value="37.91" calcext:value-type="float">
            <text:p>37.91</text:p>
          </table:table-cell>
          <table:table-cell office:value-type="float" office:value="3.31" calcext:value-type="float">
            <text:p>3.31</text:p>
          </table:table-cell>
          <table:table-cell office:value-type="float" office:value="16.27" calcext:value-type="float">
            <text:p>16.27</text:p>
          </table:table-cell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4.8" calcext:value-type="float">
            <text:p>4.8</text:p>
          </table:table-cell>
          <table:table-cell table:number-columns-repeated="101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18mm 0.26mm 0.18m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4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Africa_5f_env" style:display-name="PageStyle_Africa_env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varez</meta:initial-creator>
    <dc:creator>malvarez</dc:creator>
    <meta:creation-date>2019-08-04T12:28:22</meta:creation-date>
    <dc:date>2019-08-04T12:28:22</dc:date>
    <meta:editing-duration>P0D</meta:editing-duration>
    <meta:generator>LibreOffice/6.1.3.2$Windows_X86_64 LibreOffice_project/86daf60bf00efa86ad547e59e09d6bb77c699acb</meta:generator>
    <meta:document-statistic meta:table-count="1" meta:cell-count="37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